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9831" officeooo:paragraph-rsid="00119831"/>
    </style:style>
    <style:style style:name="P2" style:family="paragraph" style:parent-style-name="Standard">
      <style:text-properties style:text-underline-style="none" officeooo:rsid="00119831" officeooo:paragraph-rsid="00119831"/>
    </style:style>
    <style:style style:name="P3" style:family="paragraph" style:parent-style-name="Standard">
      <style:text-properties style:text-underline-style="none" officeooo:rsid="00122904" officeooo:paragraph-rsid="00122904"/>
    </style:style>
    <style:style style:name="P4" style:family="paragraph" style:parent-style-name="Standard">
      <style:text-properties style:text-underline-style="none" officeooo:rsid="00134fb2" officeooo:paragraph-rsid="00134fb2"/>
    </style:style>
    <style:style style:name="P5" style:family="paragraph" style:parent-style-name="Standard">
      <style:text-properties style:text-underline-style="none" officeooo:rsid="001421f0" officeooo:paragraph-rsid="001421f0"/>
    </style:style>
    <style:style style:name="P6" style:family="paragraph" style:parent-style-name="Standard">
      <style:text-properties style:text-underline-style="none" officeooo:rsid="001604cc" officeooo:paragraph-rsid="001604cc"/>
    </style:style>
    <style:style style:name="P7" style:family="paragraph" style:parent-style-name="Standard">
      <style:text-properties style:text-underline-style="none" officeooo:rsid="0016e3e0" officeooo:paragraph-rsid="001604cc"/>
    </style:style>
    <style:style style:name="P8" style:family="paragraph" style:parent-style-name="Standard">
      <style:text-properties style:text-underline-style="none" officeooo:rsid="0016e3e0" officeooo:paragraph-rsid="0016e3e0"/>
    </style:style>
    <style:style style:name="P9" style:family="paragraph" style:parent-style-name="Standard">
      <style:text-properties style:text-underline-style="none" officeooo:rsid="001767d8" officeooo:paragraph-rsid="001767d8"/>
    </style:style>
    <style:style style:name="P10" style:family="paragraph" style:parent-style-name="Standard">
      <style:text-properties style:text-underline-style="none" officeooo:rsid="00176b36" officeooo:paragraph-rsid="00176b36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119831" officeooo:paragraph-rsid="00119831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122904" officeooo:paragraph-rsid="00122904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22904" officeooo:paragraph-rsid="00122904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22904" officeooo:paragraph-rsid="001421f0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421f0" officeooo:paragraph-rsid="001421f0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604cc" officeooo:paragraph-rsid="001604cc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6e3e0" officeooo:paragraph-rsid="0016e3e0" style:font-size-asian="18pt" style:font-weight-asian="bold" style:font-size-complex="18pt" style:font-weight-complex="bold"/>
    </style:style>
    <style:style style:name="P18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767d8" officeooo:paragraph-rsid="001767d8" style:font-size-asian="18pt" style:font-weight-asian="bold" style:font-size-complex="18pt" style:font-weight-complex="bold"/>
    </style:style>
    <style:style style:name="P19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76b36" officeooo:paragraph-rsid="00176b36" style:font-size-asian="18pt" style:font-weight-asian="bold" style:font-size-complex="18pt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oix :</text:p>
      <text:p text:style-name="P1"/>
      <text:p text:style-name="P2">@startsalt</text:p>
      <text:p text:style-name="P2">{+</text:p>
      <text:p text:style-name="P2">{#</text:p>
      <text:p text:style-name="P2">Objets à proximité | Objets connectés</text:p>
      <text:p text:style-name="P2">[&lt;&amp;arrow-thick-right&gt;Objet1] | [&lt;&amp;arrow-thick-right&gt;Lampe salon] </text:p>
      <text:p text:style-name="P2">[&lt;&amp;arrow-thick-right&gt;Objet2] | [&lt;&amp;arrow-thick-right&gt;Télévision]</text:p>
      <text:p text:style-name="P2">[&lt;&amp;arrow-thick-right&gt;Objet3] | [&lt;&amp;arrow-thick-right&gt;Chauffage chambre]</text:p>
      <text:p text:style-name="P2">[&lt;&amp;arrow-thick-right&gt;Objet4] | .</text:p>
      <text:p text:style-name="P2">}</text:p>
      <text:p text:style-name="P2">}</text:p>
      <text:p text:style-name="P2">@endsalt</text:p>
      <text:p text:style-name="P2"/>
      <text:p text:style-name="P12">Objet_ajout :</text:p>
      <text:p text:style-name="P2"/>
      <text:p text:style-name="P3">@startsalt</text:p>
      <text:p text:style-name="P3">{+</text:p>
      <text:p text:style-name="P3">"Non" | ^Type^</text:p>
      <text:p text:style-name="P3">^Pièce^ |[&lt;&amp;plus&gt;Ajouter]</text:p>
      <text:p text:style-name="P3">}</text:p>
      <text:p text:style-name="P3">@endsalt</text:p>
      <text:p text:style-name="P3"/>
      <text:p text:style-name="P3"/>
      <text:p text:style-name="P13">Objet_profil_modif</text:p>
      <text:p text:style-name="P3"/>
      <text:p text:style-name="P3"/>
      <text:p text:style-name="P4">@startsalt</text:p>
      <text:p text:style-name="P4">{+</text:p>
      <text:p text:style-name="P4">"Non" | ^Type^</text:p>
      <text:p text:style-name="P4">^Pièce^ |[&lt;&amp;circle-check&gt;Modifier]</text:p>
      <text:p text:style-name="P4">}</text:p>
      <text:p text:style-name="P4">@endsalt</text:p>
      <text:p text:style-name="P4"/>
      <text:p text:style-name="P14">Objet_profil</text:p>
      <text:p text:style-name="P4"/>
      <text:p text:style-name="P5">@startsalt</text:p>
      <text:p text:style-name="P5">{+</text:p>
      <text:p text:style-name="P5">Non | Type</text:p>
      <text:p text:style-name="P5">Pièce |[&lt;&amp;arrow-thick-right&gt;Modifier]</text:p>
      <text:p text:style-name="P5">}</text:p>
      <text:p text:style-name="P5">@endsalt</text:p>
      <text:p text:style-name="P5"/>
      <text:p text:style-name="P15">Consommation</text:p>
      <text:p text:style-name="P5"/>
      <text:p text:style-name="P5">@startsalt</text:p>
      <text:p text:style-name="P5">{#</text:p>
      <text:p text:style-name="P5">Objets/Pièce | Consommation</text:p>
      <text:p text:style-name="P5">Chambre1 | 300W</text:p>
      <text:p text:style-name="P5">Chambre2 | 80W</text:p>
      <text:p text:style-name="P5"><text:soft-page-break/>Prise1 | 120W</text:p>
      <text:p text:style-name="P5">Prise2 | 200W</text:p>
      <text:p text:style-name="P5">Prise3 | 40W</text:p>
      <text:p text:style-name="P5">}</text:p>
      <text:p text:style-name="P5">@endsalt</text:p>
      <text:p text:style-name="P5"/>
      <text:p text:style-name="P16">Création</text:p>
      <text:p text:style-name="P5"/>
      <text:p text:style-name="P6">@startsalt</text:p>
      <text:p text:style-name="P6">{+</text:p>
      <text:p text:style-name="P6">[&lt;&amp;arrow-thick-right&gt;Création jours] </text:p>
      <text:p text:style-name="P6">[&lt;&amp;arrow-thick-right&gt;Création semaine]</text:p>
      <text:p text:style-name="P6">[&lt;&amp;arrow-thick-right&gt;Création mois]</text:p>
      <text:p text:style-name="P6">}</text:p>
      <text:p text:style-name="P6">@endsalt</text:p>
      <text:p text:style-name="P6"/>
      <text:p text:style-name="P17">Mois</text:p>
      <text:p text:style-name="P7"/>
      <text:p text:style-name="P10">@startsalt</text:p>
      <text:p text:style-name="P10">{+ </text:p>
      <text:p text:style-name="P10">[&lt;&amp;arrow-thick-right&gt;Création semaine]</text:p>
      <text:p text:style-name="P10">"Nom du mois" <text:s/>| ^semaine type ^</text:p>
      <text:p text:style-name="P10">. | ^semaine type ^</text:p>
      <text:p text:style-name="P10">. | ^semaine type ^ </text:p>
      <text:p text:style-name="P10">. |^semaine type ^</text:p>
      <text:p text:style-name="P10">[&lt;&amp;plus&gt;Ajout du moi]</text:p>
      <text:p text:style-name="P10">}</text:p>
      <text:p text:style-name="P10">@endsalt</text:p>
      <text:p text:style-name="P8"/>
      <text:p text:style-name="P18">Semaine</text:p>
      <text:p text:style-name="P8"/>
      <text:p text:style-name="P9">@startsalt</text:p>
      <text:p text:style-name="P9">{+ </text:p>
      <text:p text:style-name="P9">[&lt;&amp;arrow-thick-right&gt;Création jours]</text:p>
      <text:p text:style-name="P9">"Nom de semaine" <text:s/>| ^jours type ^| ^jours type ^| ^jours type ^| ^jours type ^| ^jours type ^| ^jours type ^| ^jours type ^</text:p>
      <text:p text:style-name="P9">[&lt;&amp;plus&gt;Ajout de la semaine]</text:p>
      <text:p text:style-name="P9">}</text:p>
      <text:p text:style-name="P9">@endsalt</text:p>
      <text:p text:style-name="P9"/>
      <text:p text:style-name="P19">Jours</text:p>
      <text:p text:style-name="P9"/>
      <text:p text:style-name="P10">@startsalt</text:p>
      <text:p text:style-name="P10">{+ </text:p>
      <text:p text:style-name="P10">^Pièce^</text:p>
      <text:p text:style-name="P10">[&lt;&amp;arrow-thick-right&gt;Température]</text:p>
      <text:p text:style-name="P10">[&lt;&amp;arrow-thick-right&gt;Prise1]|[&lt;&amp;arrow-thick-right&gt;Modifier]</text:p>
      <text:p text:style-name="P10">[&lt;&amp;arrow-thick-right&gt;Prise2]|[&lt;&amp;arrow-thick-right&gt;Modifier]</text:p>
      <text:p text:style-name="P10">[&lt;&amp;arrow-thick-right&gt;Prise3]|[&lt;&amp;arrow-thick-right&gt;Modifier]</text:p>
      <text:p text:style-name="P10">[&lt;&amp;arrow-thick-right&gt;Prise4]|[&lt;&amp;arrow-thick-right&gt;Modifier]</text:p>
      <text:p text:style-name="P10"><text:soft-page-break/>}</text:p>
      <text:p text:style-name="P10">@ends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11-20T09:40:57.013801231</meta:creation-date>
    <dc:date>2014-11-20T11:43:09.147681177</dc:date>
    <dc:creator>arthur </dc:creator>
    <meta:editing-duration>PT1H57M40S</meta:editing-duration>
    <meta:editing-cycles>8</meta:editing-cycles>
    <meta:generator>LibreOffice/4.2.7.2$Linux_x86 LibreOffice_project/420m0$Build-2</meta:generator>
    <meta:document-statistic meta:table-count="0" meta:image-count="0" meta:object-count="0" meta:page-count="3" meta:paragraph-count="82" meta:word-count="171" meta:character-count="1497" meta:non-whitespace-character-count="1400"/>
  </office:meta>
</office:document-meta>
</file>